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Times New Roman2"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text-align="center" style:justify-single-word="false" fo:orphans="0" fo:widows="0" fo:text-indent="0in" style:auto-text-indent="false" style:vertical-align="auto">
        <style:tab-stops>
          <style:tab-stop style:position="3.25in" style:type="center"/>
        </style:tab-stops>
      </style:paragraph-properties>
    </style:style>
    <style:style style:name="P2" style:family="paragraph" style:parent-style-name="Standard">
      <style:paragraph-properties fo:margin-left="0in" fo:margin-right="0in" fo:text-align="start" style:justify-single-word="false" fo:orphans="0" fo:widows="0" fo:text-indent="0in" style:auto-text-indent="false" style:vertical-align="auto"/>
      <style:text-properties style:font-name="Times New Roman1" fo:font-size="11pt" fo:language="en" fo:country="US" style:text-underline-style="solid" style:text-underline-width="auto" style:text-underline-color="font-color" fo:font-weight="bold" style:font-size-asian="11pt" style:language-asian="en" style:country-asian="US" style:font-weight-asian="bold" style:font-name-complex="Times New Roman2" style:font-size-complex="11pt" style:language-complex="ar" style:country-complex="SA" style:font-weight-complex="bold"/>
    </style:style>
    <style:style style:name="P3"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5in"/>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4"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5in"/>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font-weight-complex="bold"/>
    </style:style>
    <style:style style:name="P5"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5in"/>
        </style:tab-stops>
      </style:paragraph-properties>
      <style:text-properties style:font-name="Times New Roman1" fo:font-size="11pt" fo:language="en" fo:country="US" fo:font-weight="bold" style:font-size-asian="11pt" style:language-asian="en" style:country-asian="US" style:font-weight-asian="bold" style:font-name-complex="Times New Roman2" style:font-size-complex="11pt" style:language-complex="ar" style:country-complex="SA"/>
    </style:style>
    <style:style style:name="P6"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5in"/>
        </style:tab-stops>
      </style:paragraph-properties>
      <style:text-properties style:font-name="Times New Roman1" fo:font-size="11pt" fo:language="en" fo:country="US" fo:font-weight="bold" style:font-size-asian="11pt" style:language-asian="en" style:country-asian="US" style:font-weight-asian="bold" style:font-name-complex="Times New Roman2" style:font-size-complex="11pt" style:language-complex="ar" style:country-complex="SA" style:font-weight-complex="bold"/>
    </style:style>
    <style:style style:name="P7"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5in"/>
        </style:tab-stops>
      </style:paragraph-properties>
      <style:text-properties style:font-name="Times New Roman1" fo:font-size="11pt" fo:language="en" fo:country="US" fo:font-style="italic" fo:font-weight="bold" style:font-size-asian="11pt" style:language-asian="en" style:country-asian="US" style:font-style-asian="italic" style:font-weight-asian="bold" style:font-name-complex="Times New Roman2" style:font-size-complex="11pt" style:language-complex="ar" style:country-complex="SA" style:font-weight-complex="bold"/>
    </style:style>
    <style:style style:name="P8"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5in"/>
        </style:tab-stops>
      </style:paragraph-properties>
      <style:text-properties style:font-name="Times New Roman1" fo:font-size="11pt" fo:language="en" fo:country="US" fo:font-weight="normal" style:font-size-asian="11pt" style:language-asian="en" style:country-asian="US" style:font-weight-asian="normal" style:font-name-complex="Times New Roman2" style:font-size-complex="11pt" style:language-complex="ar" style:country-complex="SA" style:font-weight-complex="normal"/>
    </style:style>
    <style:style style:name="P9"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5in"/>
        </style:tab-stops>
      </style:paragraph-properties>
      <style:text-properties fo:color="#ff8080" style:font-name="Times New Roman1" fo:font-size="11pt" fo:language="en" fo:country="US" style:font-size-asian="11pt" style:language-asian="en" style:country-asian="US" style:font-name-complex="Times New Roman2" style:font-size-complex="11pt" style:language-complex="ar" style:country-complex="SA" style:font-weight-complex="bold"/>
    </style:style>
    <style:style style:name="P10" style:family="paragraph" style:parent-style-name="Standard">
      <style:paragraph-properties fo:margin-left="0.5in" fo:margin-right="0.5in" fo:text-align="start" style:justify-single-word="false" fo:orphans="0" fo:widows="0" fo:text-indent="0in" style:auto-text-indent="false" style:vertical-align="auto">
        <style:tab-stops>
          <style:tab-stop style:position="0.25in"/>
        </style:tab-stops>
      </style:paragraph-properties>
      <style:text-properties fo:color="#ff8080" style:font-name="Times New Roman1" fo:font-size="11pt" fo:language="en" fo:country="US" style:font-size-asian="11pt" style:language-asian="en" style:country-asian="US" style:font-name-complex="Times New Roman2" style:font-size-complex="11pt" style:language-complex="ar" style:country-complex="SA"/>
    </style:style>
    <style:style style:name="P11" style:family="paragraph" style:parent-style-name="Standard">
      <style:paragraph-properties fo:margin-left="0.5in" fo:margin-right="0.5in" fo:text-align="start" style:justify-single-word="false" fo:orphans="0" fo:widows="0" fo:text-indent="0in" style:auto-text-indent="false" style:vertical-align="auto">
        <style:tab-stops>
          <style:tab-stop style:position="0.25in"/>
        </style:tab-stops>
      </style:paragraph-properties>
      <style:text-properties fo:color="#ff8080" style:font-name="Times New Roman1" fo:font-size="11pt" fo:language="en" fo:country="US" style:font-size-asian="11pt" style:language-asian="en" style:country-asian="US" style:font-name-complex="Times New Roman2" style:font-size-complex="11pt" style:language-complex="ar" style:country-complex="SA" style:font-weight-complex="bold"/>
    </style:style>
    <style:style style:name="P12" style:family="paragraph" style:parent-style-name="Standard">
      <style:paragraph-properties fo:margin-left="0.5in" fo:margin-right="0.5in" fo:text-align="start" style:justify-single-word="false" fo:orphans="0" fo:widows="0" fo:text-indent="0in" style:auto-text-indent="false" style:vertical-align="auto">
        <style:tab-stops>
          <style:tab-stop style:position="0.25in"/>
        </style:tab-stops>
      </style:paragraph-properties>
      <style:text-properties fo:color="#ff8080" style:font-name="Times New Roman1" fo:font-size="11pt" fo:language="en" fo:country="US" fo:font-weight="normal" style:font-size-asian="11pt" style:language-asian="en" style:country-asian="US" style:font-weight-asian="normal" style:font-name-complex="Times New Roman2" style:font-size-complex="11pt" style:language-complex="ar" style:country-complex="SA" style:font-weight-complex="normal"/>
    </style:style>
    <style:style style:name="P13" style:family="paragraph" style:parent-style-name="Standard">
      <style:paragraph-properties fo:margin-left="0.5in" fo:margin-right="0.5in" fo:text-align="start" style:justify-single-word="false" fo:orphans="0" fo:widows="0" fo:text-indent="0in" style:auto-text-indent="false" style:vertical-align="auto">
        <style:tab-stops>
          <style:tab-stop style:position="0.25in"/>
        </style:tab-stops>
      </style:paragraph-properties>
      <style:text-properties fo:color="#ff8080"/>
    </style:style>
    <style:style style:name="P14" style:family="paragraph" style:parent-style-name="Standard" style:master-page-name="Standard">
      <style:paragraph-properties fo:margin-left="0in" fo:margin-right="0in" fo:text-align="center" style:justify-single-word="false" fo:orphans="0" fo:widows="0" fo:text-indent="0in" style:auto-text-indent="false" style:page-number="auto" style:vertical-align="auto">
        <style:tab-stops>
          <style:tab-stop style:position="3.25in" style:type="center"/>
        </style:tab-stops>
      </style:paragraph-properties>
      <style:text-properties style:font-name="Times New Roman1" fo:font-size="11pt" fo:language="en" fo:country="US" fo:font-weight="bold" style:font-size-asian="11pt" style:language-asian="en" style:country-asian="US" style:font-weight-asian="bold" style:font-name-complex="Times New Roman2" style:font-size-complex="11pt" style:language-complex="ar" style:country-complex="SA" style:font-weight-complex="bold"/>
    </style:style>
    <style:style style:name="P15"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5in"/>
        </style:tab-stops>
      </style:paragraph-properties>
      <style:text-properties style:text-position="sub 58%"/>
    </style:style>
    <style:style style:name="P16"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5in"/>
        </style:tab-stops>
      </style:paragraph-properties>
    </style:style>
    <style:style style:name="P17" style:family="paragraph" style:parent-style-name="Standard" style:list-style-name="WWNum2">
      <style:paragraph-properties fo:margin-left="0.25in" fo:margin-right="0in" fo:text-align="start" style:justify-single-word="false" fo:orphans="0" fo:widows="0" fo:text-indent="-0.25in" style:auto-text-indent="false" style:vertical-align="auto">
        <style:tab-stops>
          <style:tab-stop style:position="0.25in"/>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18" style:family="paragraph" style:parent-style-name="Standard" style:list-style-name="WWNum2">
      <style:paragraph-properties fo:margin-left="0.25in" fo:margin-right="0in" fo:text-align="start" style:justify-single-word="false" fo:orphans="0" fo:widows="0" fo:text-indent="-0.25in" style:auto-text-indent="false" style:vertical-align="auto">
        <style:tab-stops>
          <style:tab-stop style:position="0.25in"/>
        </style:tab-stops>
      </style:paragraph-properties>
    </style:style>
    <style:style style:name="P19" style:family="paragraph" style:parent-style-name="Standard">
      <style:paragraph-properties fo:margin-left="0.5in" fo:margin-right="0.5in" fo:text-indent="0in" style:auto-text-indent="false"/>
      <style:text-properties fo:color="#ff8080"/>
    </style:style>
    <style:style style:name="P20" style:family="paragraph" style:parent-style-name="Standard">
      <style:paragraph-properties fo:margin-left="0.5in" fo:margin-right="0.5in" fo:text-align="start" style:justify-single-word="false" fo:orphans="0" fo:widows="0" fo:text-indent="0in" style:auto-text-indent="false" style:vertical-align="auto">
        <style:tab-stops>
          <style:tab-stop style:position="0.25in"/>
        </style:tab-stops>
      </style:paragraph-properties>
      <style:text-properties fo:color="#ff8080" style:font-name="Times New Roman1" fo:font-size="11pt" fo:language="en" fo:country="US" style:font-size-asian="11pt" style:language-asian="en" style:country-asian="US" style:font-name-complex="Times New Roman2" style:font-size-complex="11pt" style:language-complex="ar" style:country-complex="SA" style:font-weight-complex="bold"/>
    </style:style>
    <style:style style:name="P21" style:family="paragraph" style:parent-style-name="Standard">
      <style:paragraph-properties fo:margin-left="0.5in" fo:margin-right="0.5in" fo:text-align="start" style:justify-single-word="false" fo:orphans="0" fo:widows="0" fo:text-indent="0in" style:auto-text-indent="false" style:vertical-align="auto">
        <style:tab-stops>
          <style:tab-stop style:position="0.25in"/>
        </style:tab-stops>
      </style:paragraph-properties>
      <style:text-properties fo:color="#ff8080" style:font-name="Times New Roman1" fo:font-size="11pt" fo:language="en" fo:country="US" style:font-size-asian="11pt" style:language-asian="en" style:country-asian="US" style:font-name-complex="Times New Roman2" style:font-size-complex="11pt" style:language-complex="ar" style:country-complex="SA"/>
    </style:style>
    <style:style style:name="P22" style:family="paragraph" style:parent-style-name="Standard">
      <style:paragraph-properties fo:margin-left="0.5in" fo:margin-right="0.5in" fo:text-align="start" style:justify-single-word="false" fo:orphans="0" fo:widows="0" fo:text-indent="0in" style:auto-text-indent="false" style:vertical-align="auto">
        <style:tab-stops>
          <style:tab-stop style:position="0.25in"/>
        </style:tab-stops>
      </style:paragraph-properties>
      <style:text-properties fo:color="#ff8080" style:font-name="Times New Roman1" fo:font-size="11pt" fo:language="en" fo:country="US" fo:font-weight="normal" style:font-size-asian="11pt" style:language-asian="en" style:country-asian="US" style:font-weight-asian="normal" style:font-name-complex="Times New Roman2" style:font-size-complex="11pt" style:language-complex="ar" style:country-complex="SA" style:font-weight-complex="normal"/>
    </style:style>
    <style:style style:name="P23" style:family="paragraph" style:parent-style-name="Standard">
      <style:paragraph-properties fo:margin-left="0.5in" fo:margin-right="0.5in" fo:text-align="start" style:justify-single-word="false" fo:orphans="0" fo:widows="0" fo:text-indent="0in" style:auto-text-indent="false" style:vertical-align="auto">
        <style:tab-stops>
          <style:tab-stop style:position="0.25in"/>
        </style:tab-stops>
      </style:paragraph-properties>
      <style:text-properties fo:color="#ff8080"/>
    </style:style>
    <style:style style:name="T1" style:family="text">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T2" style:family="text">
      <style:text-properties style:font-name="Times New Roman1" fo:font-size="11pt" fo:language="en" fo:country="US" style:font-size-asian="11pt" style:language-asian="en" style:country-asian="US" style:font-name-complex="Times New Roman2" style:font-size-complex="11pt" style:language-complex="ar" style:country-complex="SA" style:font-weight-complex="bold"/>
    </style:style>
    <style:style style:name="T3" style:family="text">
      <style:text-properties style:font-name="Times New Roman1" fo:font-size="11pt" fo:language="en" fo:country="US" fo:font-weight="bold" style:font-size-asian="11pt" style:language-asian="en" style:country-asian="US" style:font-weight-asian="bold" style:font-name-complex="Times New Roman2" style:font-size-complex="11pt" style:language-complex="ar" style:country-complex="SA"/>
    </style:style>
    <style:style style:name="T4" style:family="text">
      <style:text-properties style:font-name="Times New Roman1" fo:font-size="11pt" fo:language="en" fo:country="US" fo:font-weight="bold" style:font-size-asian="11pt" style:language-asian="en" style:country-asian="US" style:font-weight-asian="bold" style:font-name-complex="Times New Roman2" style:font-size-complex="11pt" style:language-complex="ar" style:country-complex="SA" style:font-weight-complex="bold"/>
    </style:style>
    <style:style style:name="T5" style:family="text">
      <style:text-properties style:font-name="Times New Roman1" fo:font-size="11pt" fo:language="en" fo:country="US" fo:font-style="italic" style:font-size-asian="11pt" style:language-asian="en" style:country-asian="US" style:font-style-asian="italic" style:font-name-complex="Times New Roman2" style:font-size-complex="11pt" style:language-complex="ar" style:country-complex="SA" style:font-weight-complex="bold"/>
    </style:style>
    <style:style style:name="T6" style:family="text">
      <style:text-properties style:font-name="Times New Roman1" fo:font-size="11pt" fo:language="en" fo:country="US" fo:font-style="italic" fo:font-weight="bold" style:font-size-asian="11pt" style:language-asian="en" style:country-asian="US" style:font-style-asian="italic" style:font-weight-asian="bold" style:font-name-complex="Times New Roman2" style:font-size-complex="11pt" style:language-complex="ar" style:country-complex="SA"/>
    </style:style>
    <style:style style:name="T7" style:family="text">
      <style:text-properties style:font-name="Times New Roman1" fo:font-size="11pt" fo:language="en" fo:country="US" fo:font-style="italic" fo:font-weight="bold" style:font-size-asian="11pt" style:language-asian="en" style:country-asian="US" style:font-style-asian="italic" style:font-weight-asian="bold" style:font-name-complex="Times New Roman2" style:font-size-complex="11pt" style:language-complex="ar" style:country-complex="SA" style:font-weight-complex="bold"/>
    </style:style>
    <style:style style:name="T8" style:family="text">
      <style:text-properties style:font-name="Times New Roman1" fo:font-size="11pt" fo:language="en" fo:country="US" style:text-underline-style="solid" style:text-underline-width="auto" style:text-underline-color="font-color" fo:font-weight="bold" style:font-size-asian="11pt" style:language-asian="en" style:country-asian="US" style:font-weight-asian="bold" style:font-name-complex="Times New Roman2" style:font-size-complex="11pt" style:language-complex="ar" style:country-complex="SA" style:font-weight-complex="bold"/>
    </style:style>
    <style:style style:name="T9" style:family="text">
      <style:text-properties fo:color="#ff8080"/>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none"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MAJOR CONCEPTS: UNIT 1 EXAM</text:p>
      <text:p text:style-name="P1"><text:span text:style-name="T4">Chapters 3-4 Biopsychology </text:span><text:span text:style-name="T2">(If it’s in </text:span><text:span text:style-name="T4">BOLD TYPE</text:span><text:span text:style-name="T2">, then KNOW IT)</text:span></text:p>
      <text:p text:style-name="P1"><text:span text:style-name="T2">If it’s in </text:span><text:span text:style-name="T5">ITALICS, </text:span><text:span text:style-name="T2">then will only be covered in lecture (not in textbook)</text:span></text:p>
      <text:p text:style-name="P2">Chapters 3-4</text:p>
      <text:list xml:id="list1178427219" text:style-name="WWNum2">
        <text:list-item>
          <text:p text:style-name="P17">Describe the biological basis of behavior as discussed in lecture. </text:p>
        </text:list-item>
      </text:list>
      <text:p text:style-name="P3"/>
      <text:p text:style-name="P10">biological basis: electrochemical communication system – all thought, feeling, and behavior that humans feel/do</text:p>
      <text:p text:style-name="P3"/>
      <text:list xml:id="list637272543" text:continue-numbering="true" text:style-name="WWNum2">
        <text:list-item>
          <text:p text:style-name="P18"><text:span text:style-name="T1">Define </text:span><text:span text:style-name="T3">biological psychology </text:span><text:span text:style-name="T1">and discuss its relationship to the philosophy of </text:span><text:span text:style-name="T3">monism </text:span><text:span text:style-name="T1">and other related disciplines. Discuss the reciprocal influence in the mind-body relationship. </text:span></text:p>
        </text:list-item>
      </text:list>
      <text:p text:style-name="P3"/>
      <text:p text:style-name="P10">biological psychology: </text:p>
      <text:p text:style-name="P10">monism: </text:p>
      <text:p text:style-name="P10">nervous system → structures → circuits → neurons (billions total)</text:p>
      <text:p text:style-name="P3"/>
      <text:list xml:id="list599626215" text:continue-numbering="true" text:style-name="WWNum2">
        <text:list-item>
          <text:p text:style-name="P18"><text:span text:style-name="T1">Define </text:span><text:span text:style-name="T3">lesion </text:span><text:span text:style-name="T1">and </text:span><text:span text:style-name="T6">stroke</text:span><text:span text:style-name="T3"> </text:span><text:span text:style-name="T1">and describe how studies of damaged brains have contributed to the understanding of the function of brain regions. Discuss the case of </text:span><text:span text:style-name="T3">Phineas Gage. </text:span></text:p>
        </text:list-item>
      </text:list>
      <text:p text:style-name="P5"/>
      <text:p text:style-name="P12">study two ways: autopsy on deads, or study lesion/stroke patients</text:p>
      <text:p text:style-name="P12"/>
      <text:p text:style-name="P12">lesion: </text:p>
      <text:p text:style-name="P12">stroke: death of tissue due to lack of oxygen</text:p>
      <text:p text:style-name="P12">Phineas Gage: most famous case of brain damage. railroad construction foreman, accident with dynamite, got a pole shot through his head. walked away, pole destroyed left part of frontal lobe (reason, humanity, etc. part) but that's it. before modern antibiotics! helped us understand how important frontal lobe is gage's personality changed instantaneously! unpredictable, violent, mood swings, substance use disorders, became a different person within seconds after the accident</text:p>
      <text:p text:style-name="P5"/>
      <text:list xml:id="list1649985775" text:continue-numbering="true" text:style-name="WWNum2">
        <text:list-item>
          <text:p text:style-name="P18"><text:span text:style-name="T1">Be familiar with how brain stimulation studies relate to the understanding of the function of brain regions. Describe </text:span><text:span text:style-name="T3">electrical stimulation </text:span><text:span text:style-name="T1">and </text:span><text:span text:style-name="T3">transcranial magnetic stimulation (TMS). </text:span></text:p>
        </text:list-item>
      </text:list>
      <text:p text:style-name="P5"/>
      <text:p text:style-name="P12">electrical stimulation: shock a part of the brain, see what happens in the body. figure out which part of the brain does which thing to your body</text:p>
      <text:p text:style-name="P12"/>
      <text:p text:style-name="P12">transcranial magnetic stimulation (TMS): electromagnet ring, send EM pulses. target brain center control aspects of mental illnesses, reduce symptoms. also turn person into human puppet :D. uses same exact energy as cell phones (EM radiation)</text:p>
      <text:p text:style-name="P12"><text:tab/>&gt;&gt;”cell phones will fry your brain with their radiation!” &gt;_&gt;</text:p>
      <text:p text:style-name="P5"/>
      <text:list xml:id="list1553987887" text:continue-numbering="true" text:style-name="WWNum2">
        <text:list-item>
          <text:p text:style-name="P18"><text:span text:style-name="T1">Define and describe </text:span><text:span text:style-name="T3">electroencephalogram (EEG) </text:span><text:span text:style-name="T1">and </text:span><text:span text:style-name="T3">single-cell recording </text:span><text:span text:style-name="T1">(via </text:span><text:span text:style-name="T6">microelectrodes</text:span><text:span text:style-name="T3">) </text:span><text:span text:style-name="T1">and describe what these show about brain functioning.</text:span></text:p>
        </text:list-item>
      </text:list>
      <text:p text:style-name="P3"/>
      <text:p text:style-name="P10">microelectrodes: stimulate individual neurons. cut into someone's head. measure how quickly neurons respond (1000 signals / sec)</text:p>
      <text:p text:style-name="P10">EEG: read brain wave patterns (electrodes on head, no cutting). different patterns for alert, relaxed, stages of sleep, hypnotized, etc. cheap + noninvasive!</text:p>
      <text:p text:style-name="P3"/>
      <text:list xml:id="list1469437276" text:continue-numbering="true" text:style-name="WWNum2">
        <text:list-item>
          <text:p text:style-name="P18"><text:span text:style-name="T1">Compare and contrast (define and explain the difference between) the following neuroimaging techniques: </text:span><text:span text:style-name="T6">computer-assisted tomography (CT), magnetic resonance imaging (MRI)</text:span><text:span text:style-name="T3">, positron emission tomography (PET), functional magnetic resonance imaging (fMRI).</text:span></text:p>
        </text:list-item>
      </text:list>
      <text:p text:style-name="P5"/>
      <text:p text:style-name="P12">CT: see internal structure of brain, not how it's functioning. 2D X-rays of brain. take pictuers of one slice at a time</text:p>
      <text:p text:style-name="P12">MRI: see internal structure of brain, not how it's functioning. magnetic impulses to form 3D picture. higher resolution</text:p>
      <text:p text:style-name="P12"><text:soft-page-break/>PET: 3d picture + what parts of brain are active. track functioning by tracking bloodflow. inject radioactive sugar into back of spine to track brain bloodflow. <text:s/></text:p>
      <text:p text:style-name="P12">fMRI: 3d picture + what parts of brain are active. tracks movement of oxygen molecules in blood. highest resolution, most accurate 3d portrayal. </text:p>
      <text:p text:style-name="P5"/>
      <text:list xml:id="list1247561895" text:continue-numbering="true" text:style-name="WWNum2">
        <text:list-item>
          <text:p text:style-name="P18"><text:span text:style-name="T1">Define and describe the function of </text:span><text:span text:style-name="T4">neurons</text:span><text:span text:style-name="T1"> and their three basic parts </text:span><text:span text:style-name="T4">(dendrites, cell body, axon). </text:span><text:span text:style-name="T2">What are </text:span><text:span text:style-name="T7">terminal buttons</text:span><text:span text:style-name="T4"> </text:span><text:span text:style-name="T2">(</text:span><text:span text:style-name="T4">axon terminals</text:span><text:span text:style-name="T2">) and where on neurons are they located? How are the different parts of neurons related to the terms “gray matter” and “white matter” in the brain? </text:span></text:p>
        </text:list-item>
      </text:list>
      <text:p text:style-name="P4"/>
      <text:p text:style-name="P11">7 – 17: overview of microscopic parts of nervous systems</text:p>
      <text:p text:style-name="P11">neurons: 100 – 150 billion communicate. receive information (thousands of dendrites receive electricity), process information (1 cell body emits chemical), transmit information (1 axon)</text:p>
      <text:p text:style-name="P11"/>
      <text:p text:style-name="P11"><text:s/>neurotransmitters chemicals that enhance communication</text:p>
      <text:p text:style-name="P11"/>
      <text:p text:style-name="P11">gray matter: processing / thinking part of brain. humans have more gray matter than other animals</text:p>
      <text:p text:style-name="P11">white matter: axons. covered in fatty tissue that provides insulation like plastic around wires. avg human brain has 100,000 miles of axons. no two neurons touch :O</text:p>
      <text:p text:style-name="P4"/>
      <text:list xml:id="list1509935837" text:continue-numbering="true" text:style-name="WWNum2">
        <text:list-item>
          <text:p text:style-name="P18"><text:span text:style-name="T2">Describe the difference in function between </text:span><text:span text:style-name="T4">sensory neurons </text:span><text:span text:style-name="T2">and </text:span><text:span text:style-name="T4">motor neurons. </text:span><text:span text:style-name="T2">Describe how neurons relate to </text:span><text:span text:style-name="T7">brain circuits. </text:span></text:p>
        </text:list-item>
      </text:list>
      <text:p text:style-name="P7"/>
      <text:p text:style-name="P11">&gt;&gt;sensory neurons: take info from outside, transform into electrochem signals, send to brain for processing</text:p>
      <text:p text:style-name="P11">&gt;&gt;motor neurons: commands from brain, send to muscles/organs in body, tell them what to do</text:p>
      <text:p text:style-name="P7"/>
      <text:list xml:id="list1942349507" text:continue-numbering="true" text:style-name="WWNum2">
        <text:list-item>
          <text:p text:style-name="P18"><text:span text:style-name="T2">Define and describe the functions of </text:span><text:span text:style-name="T4">glial cells (glia) </text:span><text:span text:style-name="T2">as they relate to neurons. </text:span></text:p>
        </text:list-item>
      </text:list>
      <text:p text:style-name="P9"/>
      <text:p text:style-name="P11"><text:s/>glial cells: provide structure/support for neurons. provide insulation as well. give nervous system its shape</text:p>
      <text:p text:style-name="P4"/>
      <text:list xml:id="list834298695" text:continue-numbering="true" text:style-name="WWNum2">
        <text:list-item>
          <text:p text:style-name="P18"><text:span text:style-name="T2">Compare and contrast (define and explain the difference between) </text:span><text:span text:style-name="T4">resting potential</text:span><text:span text:style-name="T2"> and </text:span><text:span text:style-name="T4">action potential</text:span><text:span text:style-name="T2"> in neurons. How is an action potential propagated in a neuron? Describe the </text:span><text:span text:style-name="T4">all-or-none</text:span><text:span text:style-name="T2"> nature of the action potential.</text:span></text:p>
        </text:list-item>
      </text:list>
      <text:p text:style-name="P4"/>
      <text:p text:style-name="P11">resting potential: neuron is doing nothing. negatively charged on inside</text:p>
      <text:p text:style-name="P11">action potential: neuron stimulated! doing things, positively charged on inside</text:p>
      <text:p text:style-name="P11"/>
      <text:p text:style-name="P11">electric part ^^ of electrochemical system</text:p>
      <text:p text:style-name="P4"/>
      <text:list xml:id="list2084481579" text:continue-numbering="true" text:style-name="WWNum2">
        <text:list-item>
          <text:p text:style-name="P18"><text:span text:style-name="T2">Define and describe the function of </text:span><text:span text:style-name="T4">myelin</text:span><text:span text:style-name="T2">. What illness involves the deterioration of this material?</text:span></text:p>
        </text:list-item>
      </text:list>
      <text:p text:style-name="P4"/>
      <text:p text:style-name="P11">part of axon that insulates. allows signal to travel faster. </text:p>
      <text:p text:style-name="P11">multiple sclerosis = deterioration of myelin. electric signals short out. behavioral effects (motor functions), cognitive effects, emotional effects (senses)</text:p>
      <text:p text:style-name="P4"/>
      <text:list xml:id="list782783787" text:continue-numbering="true" text:style-name="WWNum2">
        <text:list-item>
          <text:p text:style-name="P18"><text:span text:style-name="T2">Define </text:span><text:span text:style-name="T4">synapse </text:span><text:span text:style-name="T2">and describe the nature of synaptic connections in the human nervous system.</text:span></text:p>
        </text:list-item>
      </text:list>
      <text:p text:style-name="P4"/>
      <text:p text:style-name="P11">synapse: small small space between neurons. contain vesicles. </text:p>
      <text:p text:style-name="P4"/>
      <text:list xml:id="list1540834054" text:continue-numbering="true" text:style-name="WWNum2">
        <text:list-item>
          <text:p text:style-name="P18"><text:span text:style-name="T2">Define </text:span><text:span text:style-name="T4">neurotransmitters, vesicles, </text:span><text:span text:style-name="T2">and </text:span><text:span text:style-name="T4">receptors</text:span><text:span text:style-name="T2"> and describe their relationship to communication in the nervous system. How are neurotransmitters delivered between neurons?</text:span></text:p>
        </text:list-item>
      </text:list>
      <text:p text:style-name="P4"/>
      <text:p text:style-name="P11">CHEMICAL PART HEHE</text:p>
      <text:p text:style-name="P11"/>
      <text:p text:style-name="P13"><text:span text:style-name="T2">neurotransmitters: chemical signals! each neurotransmitter has lots of different functions depending on </text:span><text:span text:style-name="T2">what receives it. dendrites receive neurotransmitters from other neurons. electricity makes vesicles open </text:span><text:soft-page-break/><text:span text:style-name="T2">up and release neurotransmitters, neurotransmitters find receptor sites, send chemical signal to body of that neuron telling it what to do, then get sucked back up into vesicles</text:span></text:p>
      <text:p text:style-name="P11"/>
      <text:p text:style-name="P11">vesicles: microscopic sacs that hold neurotransmitters</text:p>
      <text:p text:style-name="P4"/>
      <text:list xml:id="list884872206" text:continue-numbering="true" text:style-name="WWNum2">
        <text:list-item>
          <text:p text:style-name="P18"><text:span text:style-name="T1">Describe the </text:span><text:span text:style-name="T3">lock-and-key system</text:span><text:span text:style-name="T1"> with regard to </text:span><text:span text:style-name="T4">neurotransmitter-receptor</text:span><text:span text:style-name="T1"> functioning. Describe the difference between </text:span><text:span text:style-name="T3">excitatory </text:span><text:span text:style-name="T1">and </text:span><text:span text:style-name="T3">inhibitory </text:span><text:span text:style-name="T1">effects of neurotransmitters on neurons. How does the </text:span><text:span text:style-name="T3">reuptake </text:span><text:span text:style-name="T1">process relate to neurotransmitter functioning? </text:span></text:p>
        </text:list-item>
      </text:list>
      <text:p text:style-name="P3"/>
      <text:p text:style-name="P10">lock-and-key system: every neurotransmitter has a shape that only fits certain receptors</text:p>
      <text:p text:style-name="P10"/>
      <text:p text:style-name="P10">excitatory: tell neuron to do something</text:p>
      <text:p text:style-name="P10">inhibitory: tell neuron to remain at rest</text:p>
      <text:p text:style-name="P10"/>
      <text:p text:style-name="P10">reuptake: neurotransmitters sucked back up into vesicles</text:p>
      <text:p text:style-name="P3"/>
      <text:list xml:id="list1126906861" text:continue-numbering="true" text:style-name="WWNum2">
        <text:list-item>
          <text:p text:style-name="P18"><text:span text:style-name="T1">Describe the basic functions of the neurotransmitters </text:span><text:span text:style-name="T4">acetylcholine, norepinephrine, dopamine</text:span><text:span text:style-name="T1">, </text:span><text:span text:style-name="T4">serotonin, </text:span><text:span text:style-name="T7">GABA</text:span><text:span text:style-name="T4"> </text:span><text:span text:style-name="T7">(gamma-aminobutyric acid)</text:span><text:span text:style-name="T4">, </text:span><text:span text:style-name="T2">and </text:span><text:span text:style-name="T4">endorphins </text:span><text:span text:style-name="T2">as discussed in class</text:span><text:span text:style-name="T4">. </text:span><text:span text:style-name="T2">As discussed in class, what disease(s) or problem(s) are related to deficits or excesses in the functioning of each of these substances?</text:span><text:span text:style-name="T4"> </text:span></text:p>
        </text:list-item>
      </text:list>
      <text:p text:style-name="P6"/>
      <text:p text:style-name="P12">NEUROTRANSMITTERS</text:p>
      <text:p text:style-name="P12">acetylcholine: controls memory and part of motor behavior. related to alzheimer's. drugs that halt acetylcholine = nerve agents / pesticides. nerve agents stop muscles in your body</text:p>
      <text:p text:style-name="P12"/>
      <text:p text:style-name="P12">dopamine: involved in motor activity, processing of emotion, complex thought. excess of dopamine → likely to develop schizophrenia. recreational substances (nicotine, alcohol, weed, lsd, etc) artificially enhance dopamine, causes symptoms of mental illness. too little dopamine → likely to develop parkinson's. world's strongest amphetamine = adderall. :^) triggers bipolar disorder, etc.</text:p>
      <text:p text:style-name="P12"/>
      <text:p text:style-name="P12">serotonin: regulates mood, controls impulses. related to depression and anxiety (lower than avg serotonin)</text:p>
      <text:p text:style-name="P6"/>
      <text:list xml:id="list1318127613" text:continue-numbering="true" text:style-name="WWNum2">
        <text:list-item>
          <text:p text:style-name="P18"><text:span text:style-name="T1">Define and describe </text:span><text:span text:style-name="T7">agonist</text:span><text:span text:style-name="T1"> and </text:span><text:span text:style-name="T7">antagonist</text:span><text:span text:style-name="T1">. Describe </text:span><text:span text:style-name="T6">selective-serotonin-reuptake inhibitors (SSRIs)</text:span><text:span text:style-name="T3">. </text:span><text:span text:style-name="T1"><text:s/>Be prepared to apply these terms to examples as discussed in class. </text:span></text:p>
        </text:list-item>
      </text:list>
      <text:p text:style-name="P3"/>
      <text:p text:style-name="P10">SSRI: alters neurotransmitter functioning. antidepressants!</text:p>
      <text:p text:style-name="P10"/>
      <text:p text:style-name="P10">agonist: increase neurotransmitter activity (lsd, cocaine are dopamine agonists)</text:p>
      <text:p text:style-name="P10">antagonist: block activity (pesticides, neurotoxins)</text:p>
      <text:p text:style-name="P3"/>
      <text:list xml:id="list1503427719" text:continue-numbering="true" text:style-name="WWNum2">
        <text:list-item>
          <text:p text:style-name="P18"><text:span text:style-name="T1">Describe the hierarchical organization of the human nervous system, define its different subdivisions, and describe their functions (</text:span><text:span text:style-name="T4">central nervous system, peripheral nervous system </text:span><text:span text:style-name="T2">with</text:span><text:span text:style-name="T4"> somatic</text:span><text:span text:style-name="T2"> and</text:span><text:span text:style-name="T4"> autonomic nervous system </text:span><text:span text:style-name="T2">divisions</text:span><text:span text:style-name="T4">, sympathetic </text:span><text:span text:style-name="T2">and</text:span><text:span text:style-name="T4"> parasympathetic nervous systems</text:span><text:span text:style-name="T1">). </text:span></text:p>
        </text:list-item>
      </text:list>
      <text:p text:style-name="P3"/>
      <text:p text:style-name="P10">memorize that diagram</text:p>
      <text:p text:style-name="P10"/>
      <text:p text:style-name="P10">central: brain + spinal cord. command system of body</text:p>
      <text:p text:style-name="P10"><text:tab/></text:p>
      <text:p text:style-name="P10">peripheral: all other nerves in body. carries out commands and sends sensory info to central</text:p>
      <text:p text:style-name="P10"><text:tab/>1: somatic (voluntary)</text:p>
      <text:p text:style-name="P10"><text:tab/>2: autonomic (automatic) – heartbeat, breathing</text:p>
      <text:p text:style-name="P10"><text:tab/><text:tab/>I: sympathetic (speeds body up, fight or flight system). anxiety = overactive sympathetic</text:p>
      <text:p text:style-name="P10"><text:tab/><text:tab/>II: parasympathetic (slows body down, restful)</text:p>
      <text:p text:style-name="P3"/>
      <text:list xml:id="list1701284317" text:continue-numbering="true" text:style-name="WWNum2">
        <text:list-item>
          <text:p text:style-name="P18"><text:span text:style-name="T1">Describe the </text:span><text:span text:style-name="T3">spinal cord </text:span><text:span text:style-name="T1">and consider examples of </text:span><text:span text:style-name="T3">reflexes </text:span><text:span text:style-name="T1">under spinal cord control. Explain how these reflexes operate. </text:span></text:p>
        </text:list-item>
      </text:list>
      <text:p text:style-name="P3"/>
      <text:p text:style-name="P10"><text:soft-page-break/>spinal reflex: hit your knee and kick, hand on a hot burner</text:p>
      <text:p text:style-name="P3"/>
      <text:list xml:id="list410230243" text:continue-numbering="true" text:style-name="WWNum2">
        <text:list-item>
          <text:p text:style-name="P18"><text:span text:style-name="T1">Describe the </text:span><text:span text:style-name="T3">cerebral cortex. </text:span><text:span text:style-name="T1">Describe the </text:span><text:span text:style-name="T3">cerebral hemispheres </text:span><text:span text:style-name="T1">and </text:span><text:span text:style-name="T3">lobes </text:span><text:span text:style-name="T1">of the cortex. Define and describe the function of the following parts of the cortex: </text:span><text:span text:style-name="T4">corpus callosum, occipital lobe, temporal lobe, parietal lobe, frontal lobe. </text:span><text:span text:style-name="T2">Know the difference between the </text:span><text:span text:style-name="T7">somatosensory strip</text:span><text:span text:style-name="T4"> </text:span><text:span text:style-name="T2">and the </text:span><text:span text:style-name="T7">motor strip</text:span><text:span text:style-name="T2"> of the cortex. Know the functions of the </text:span><text:span text:style-name="T4">prefrontal cortex </text:span><text:span text:style-name="T2">and </text:span><text:span text:style-name="T4">orbitofrontal cortex. </text:span></text:p>
        </text:list-item>
      </text:list>
      <text:p text:style-name="P6"/>
      <text:p text:style-name="P12">corpus callosum: axons that connect two halves of brain</text:p>
      <text:p text:style-name="P12"/>
      <text:p text:style-name="P12">subcortical structure: below cortex. involved in basic survival and emotional information processing. share this part with other organisms</text:p>
      <text:p text:style-name="P12"/>
      <text:p text:style-name="P12">LOBES</text:p>
      <text:p text:style-name="P12"><text:span text:style-name="T10">occipital</text:span>: vision</text:p>
      <text:p text:style-name="P12"><text:span text:style-name="T10">temporal</text:span>: hearing/memory</text:p>
      <text:p text:style-name="P12"><text:span text:style-name="T10">parietal</text:span>: touch, movement</text:p>
      <text:p text:style-name="P12"><text:tab/><text:span text:style-name="T10">somatosensory strip</text:span>: registers sensations from the body</text:p>
      <text:p text:style-name="P12"><text:span text:style-name="T10">frontal</text:span>: intelligence, reasoning, personality, problem-solving. (30% developed at birth, takes 25 years to get to 100%)</text:p>
      <text:p text:style-name="P12"><text:tab/>CORTEXES</text:p>
      <text:p text:style-name="P12"><text:span text:style-name="T11"><text:tab/></text:span><text:span text:style-name="T10">prefrontal</text:span>: part of lobe behind eyes, last to develop (early 20s). controls impulses</text:p>
      <text:p text:style-name="P12"><text:span text:style-name="T11"><text:tab/><text:tab/></text:span><text:span text:style-name="T10">orbitofrontal</text:span>: right behind eyes! impulse control, emotional experience</text:p>
      <text:p text:style-name="P12"/>
      <text:p text:style-name="P12"><text:span text:style-name="T10">motor strip</text:span>: controls fine motor skills</text:p>
      <text:p text:style-name="P6"/>
      <text:list xml:id="list789400485" text:continue-numbering="true" text:style-name="WWNum2">
        <text:list-item>
          <text:p text:style-name="P18"><text:span text:style-name="T1">Understand the nature of brain hemisphere </text:span><text:span text:style-name="T3">lateralization </text:span><text:span text:style-name="T1">as it relates to research on </text:span><text:span text:style-name="T3">split-brain operations. </text:span></text:p>
        </text:list-item>
      </text:list>
      <text:p text:style-name="P5"/>
      <text:p text:style-name="P8"/>
      <text:p text:style-name="P5"/>
      <text:list xml:id="list1546921416" text:continue-numbering="true" text:style-name="WWNum2">
        <text:list-item>
          <text:p text:style-name="P18"><text:span text:style-name="T1">Define and describe the function of the following </text:span><text:span text:style-name="T3">subcortical structures: medulla, pons, cerebellum, thalamus, hypothalamus, hippocampus, amygdala, nucleus accumbens. <text:s/></text:span></text:p>
        </text:list-item>
      </text:list>
      <text:p text:style-name="P15"/>
      <text:p text:style-name="P19"><text:span text:style-name="T10">medulla</text:span>: damage = instantaneous death, controls metabolism, breathing, swallowing, blood circulation</text:p>
      <text:p text:style-name="P19"><text:span text:style-name="T10">pons</text:span>: connects brainstem to cerebellum. controls alertness and attention</text:p>
      <text:p text:style-name="P19"><text:span text:style-name="T10">cerebellum</text:span>: first part of brain to be affected by alcohol. controls balance</text:p>
      <text:p text:style-name="P19"><text:span text:style-name="T10">thalamus</text:span>: sensory switchboard.</text:p>
      <text:p text:style-name="P19"><text:span text:style-name="T10">hypothalamus</text:span>: body thermostat, controls thirst, hunger, sex, agression, temperature</text:p>
      <text:p text:style-name="P19"><text:span text:style-name="T10">hippocampus</text:span>: formation of memory</text:p>
      <text:p text:style-name="P19"><text:span text:style-name="T10">amygdala</text:span>: fear, anger, punishment</text:p>
      <text:p text:style-name="P19"><text:span text:style-name="T10">nucleus</text:span> <text:span text:style-name="T10">accumbens</text:span>: reward, addiction</text:p>
      <text:p text:style-name="P5"/>
      <text:list xml:id="list1092739472" text:continue-numbering="true" text:style-name="WWNum2">
        <text:list-item>
          <text:p text:style-name="P18"><text:span text:style-name="T1">Define </text:span><text:span text:style-name="T3">hormones </text:span><text:span text:style-name="T1">and understand the function of the </text:span><text:span text:style-name="T3">endocrine system</text:span><text:span text:style-name="T1">. What role does the </text:span><text:span text:style-name="T3">pituitary gland </text:span><text:span text:style-name="T1">play in this system? </text:span></text:p>
        </text:list-item>
        <text:list-item>
          <text:p text:style-name="P18"><text:span text:style-name="T1">Understand the basics of </text:span><text:span text:style-name="T6">Mendelian inheritance</text:span><text:span text:style-name="T1">. Compare and contrast </text:span><text:span text:style-name="T3">genotype </text:span><text:span text:style-name="T1">and </text:span><text:span text:style-name="T3">phenotype. </text:span><text:span text:style-name="T1">Understand how </text:span><text:span text:style-name="T6">complex (polygenic) inheritance</text:span><text:span text:style-name="T3"> </text:span><text:span text:style-name="T1">relates to psychological traits. Understand </text:span><text:span text:style-name="T3">epigenetics </text:span><text:span text:style-name="T1">as reviewed in the textbook. </text:span></text:p>
        </text:list-item>
        <text:list-item>
          <text:p text:style-name="P18"><text:span text:style-name="T1">Define and describe </text:span><text:span text:style-name="T6">pruning</text:span><text:span text:style-name="T3"> </text:span><text:span text:style-name="T1">and </text:span><text:span text:style-name="T6">plasticity</text:span><text:span text:style-name="T3"> </text:span><text:span text:style-name="T1">and consider how they relate to the interaction between genes and the environment</text:span></text:p>
        </text:list-item>
      </text:list>
      <text:p text:style-name="P16"><text:span text:style-name="T1"/></text:p>
      <text:p text:style-name="P13"><text:span text:style-name="T8">pruning</text:span><text:span text:style-name="T1">: use it or lose it, brain edition. connections lost if you don't need/use them</text:span></text:p>
      <text:p text:style-name="P13"><text:span text:style-name="T1"/></text:p>
      <text:p text:style-name="P13"><text:span text:style-name="T8">plasticity</text:span><text:span text:style-name="T1">: brain connections are added </text:span></text:p>
      <text:p text:style-name="P16"><text:span text:style-name="T1"/></text:p>
      <text:list xml:id="list2144118378" text:continue-numbering="true" text:style-name="WWNum2">
        <text:list-item>
          <text:p text:style-name="P18"><text:span text:style-name="T1">Define </text:span><text:span text:style-name="T3">behavioral genetics </text:span><text:span text:style-name="T1">and understand the concept of </text:span><text:span text:style-name="T3">heritability. </text:span><text:span text:style-name="T1">How are </text:span><text:span text:style-name="T6">twin studies</text:span><text:span text:style-name="T3"> </text:span><text:span text:style-name="T1">and </text:span><text:span text:style-name="T6">adoption studies</text:span><text:span text:style-name="T3"> </text:span><text:span text:style-name="T1">used in this field? Consider examples as discussed in clas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1" svg:font-family="'Times New Roman'" style:font-family-generic="roman"/>
    <style:font-face style:name="Times New Roman2"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5in" fo:margin-top="0.5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ra Moses</meta:initial-creator>
    <meta:creation-date>2015-09-17T15:10:19</meta:creation-date>
    <dc:date>2015-09-24T13:10:30</dc:date>
    <meta:editing-cycles>26</meta:editing-cycles>
    <meta:editing-duration>PT1H31M14S</meta:editing-duration>
    <dc:creator>Tara Moses</dc:creator>
    <meta:generator>LibreOffice/3.5$Linux_x86 LibreOffice_project/350m1$Build-2</meta:generator>
    <meta:document-statistic meta:table-count="0" meta:image-count="0" meta:object-count="0" meta:page-count="4" meta:paragraph-count="105" meta:word-count="1628" meta:character-count="11461" meta:non-whitespace-character-count="9918"/>
    <meta:user-defined meta:name="Company">Toshiba</meta:user-defined>
    <meta:user-defined meta:name="Operator">Jeremy Holm</meta:user-defined>
  </office:meta>
</office:document-meta>
</file>